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1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10">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10">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10">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10">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10">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10">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10">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master-page-name="">
      <style:table-properties style:width="16.999cm" style:page-number="auto" table:align="margins" style:shadow="none"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le28.C1" style:family="table-cell">
      <style:table-cell-properties fo:background-color="#cccccc" fo:padding="0.097cm" fo:border="0.2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6pt solid #000000" style:shadow="none"/>
    </style:style>
    <style:style style:name="P4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Table_20_Contents" style:list-style-name="L9"/>
    <style:style style:name="P61" style:family="paragraph" style:parent-style-name="Table_20_Contents" style:list-style-name="L11"/>
    <style:style style:name="P62" style:family="paragraph" style:parent-style-name="Table_20_Contents" style:list-style-name="L15">
      <style:text-properties fo:background-color="transparent"/>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keep-with-next="always"/>
      <style:text-properties fo:font-weight="bold" style:font-weight-asian="bold" style:font-weight-complex="bold"/>
    </style:style>
    <style:style style:name="P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text-properties fo:font-weight="bold" style:font-weight-asian="bold" style:font-weight-complex="bold"/>
    </style:style>
    <style:style style:name="P70" style:family="paragraph" style:parent-style-name="Text_20_body" style:list-style-name="L2">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43">
      <style:text-properties fo:font-weight="normal" style:font-weight-asian="normal" style:font-weight-complex="normal"/>
    </style:style>
    <style:style style:name="P73" style:family="paragraph" style:parent-style-name="Text_20_body" style:list-style-name="L44">
      <style:text-properties fo:font-weight="normal" style:font-weight-asian="normal" style:font-weight-complex="normal"/>
    </style:style>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10"/>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5"/>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8"/>
    <style:style style:name="P106" style:family="paragraph" style:parent-style-name="Text_20_body" style:list-style-name="L39"/>
    <style:style style:name="P107" style:family="paragraph" style:parent-style-name="Text_20_body" style:list-style-name="L40"/>
    <style:style style:name="P108" style:family="paragraph" style:parent-style-name="Text_20_body" style:list-style-name="L41">
      <style:paragraph-properties fo:text-align="start" style:justify-single-word="false"/>
    </style:style>
    <style:style style:name="P109" style:family="paragraph" style:parent-style-name="Text_20_body" style:list-style-name="L42"/>
    <style:style style:name="P110" style:family="paragraph" style:parent-style-name="Text_20_body" style:list-style-name="L43"/>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14" style:master-page-name="">
      <style:paragraph-properties fo:margin-top="0cm" fo:margin-bottom="0cm" style:page-number="auto"/>
    </style:style>
    <style:style style:name="P114" style:family="paragraph" style:parent-style-name="Text_20_body" style:list-style-name="L16" style:master-page-name="">
      <style:paragraph-properties fo:margin-top="0cm" fo:margin-bottom="0cm" style:page-number="auto"/>
    </style:style>
    <style:style style:name="P115" style:family="paragraph" style:parent-style-name="Text_20_body" style:list-style-name="L29" style:master-page-name="">
      <style:paragraph-properties fo:margin-top="0cm" fo:margin-bottom="0cm" style:page-number="auto"/>
    </style:style>
    <style:style style:name="P116" style:family="paragraph" style:parent-style-name="Text_20_body" style:list-style-name="L38" style:master-page-name="">
      <style:paragraph-properties fo:margin-top="0cm" fo:margin-bottom="0cm" style:page-number="auto"/>
    </style:style>
    <style:style style:name="P117" style:family="paragraph" style:parent-style-name="Text_20_body" style:list-style-name="L14">
      <style:paragraph-properties fo:margin-top="0cm" fo:margin-bottom="0cm"/>
    </style:style>
    <style:style style:name="P118" style:family="paragraph" style:parent-style-name="Text_20_body" style:list-style-name="L16">
      <style:paragraph-properties fo:margin-top="0cm" fo:margin-bottom="0cm"/>
    </style:style>
    <style:style style:name="P119" style:family="paragraph" style:parent-style-name="Text_20_body" style:list-style-name="L17">
      <style:paragraph-properties fo:margin-top="0cm" fo:margin-bottom="0cm"/>
    </style:style>
    <style:style style:name="P120" style:family="paragraph" style:parent-style-name="Text_20_body" style:list-style-name="L19">
      <style:paragraph-properties fo:margin-top="0cm" fo:margin-bottom="0cm"/>
    </style:style>
    <style:style style:name="P121" style:family="paragraph" style:parent-style-name="Text_20_body" style:list-style-name="L21">
      <style:paragraph-properties fo:margin-top="0cm" fo:margin-bottom="0cm"/>
    </style:style>
    <style:style style:name="P122" style:family="paragraph" style:parent-style-name="Text_20_body" style:list-style-name="L29">
      <style:paragraph-properties fo:margin-top="0cm" fo:margin-bottom="0cm"/>
    </style:style>
    <style:style style:name="P123" style:family="paragraph" style:parent-style-name="Text_20_body" style:list-style-name="L36">
      <style:paragraph-properties fo:margin-top="0cm" fo:margin-bottom="0cm"/>
    </style:style>
    <style:style style:name="P124" style:family="paragraph" style:parent-style-name="Text_20_body" style:list-style-name="L38">
      <style:paragraph-properties fo:margin-top="0cm" fo:margin-bottom="0cm"/>
    </style:style>
    <style:style style:name="P125" style:family="paragraph" style:parent-style-name="Text_20_body" style:list-style-name="L43">
      <style:paragraph-properties fo:margin-top="0cm" fo:margin-bottom="0cm"/>
    </style:style>
    <style:style style:name="P126" style:family="paragraph" style:parent-style-name="Text_20_body" style:list-style-name="L43">
      <style:paragraph-properties fo:margin-top="0cm" fo:margin-bottom="0cm"/>
      <style:text-properties fo:font-weight="normal" style:font-weight-asian="normal" style:font-weight-complex="normal"/>
    </style:style>
    <style:style style:name="P127" style:family="paragraph" style:parent-style-name="Text_20_body" style:list-style-name="L41">
      <style:paragraph-properties fo:margin-top="0cm" fo:margin-bottom="0cm" fo:text-align="start" style:justify-single-word="false" style:shadow="none"/>
    </style:style>
    <style:style style:name="P128" style:family="paragraph" style:parent-style-name="Text_20_body" style:list-style-name="L16" style:master-page-name="">
      <style:paragraph-properties style:page-number="auto"/>
    </style:style>
    <style:style style:name="P129" style:family="paragraph" style:parent-style-name="Text_20_body" style:list-style-name="L45">
      <style:paragraph-properties fo:keep-with-next="always"/>
    </style:style>
    <style:style style:name="P130" style:family="paragraph" style:parent-style-name="Standard" style:list-style-name="L44"/>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Heading_20_2">
      <style:paragraph-properties fo:break-before="page"/>
    </style:style>
    <style:style style:name="P133" style:family="paragraph" style:parent-style-name="Heading_20_2" style:master-page-name="">
      <style:paragraph-properties style:page-number="auto"/>
    </style:style>
    <style:style style:name="P134" style:family="paragraph" style:parent-style-name="Heading_20_1" style:master-page-name="">
      <style:paragraph-properties style:page-number="auto" fo:break-before="page"/>
    </style:style>
    <style:style style:name="P13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10">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5"><text:s/>1 Introduction<text:tab/>5</text:p>
          <text:p text:style-name="P135"><text:s/>2 Licence<text:tab/>6</text:p>
          <text:p text:style-name="P131"><text:s/>2.1 GNU Lesser General Public License<text:tab/>6</text:p>
          <text:p text:style-name="P131"><text:s/>2.2 Clarification of Intentions<text:tab/>6</text:p>
          <text:p text:style-name="P131"><text:s/>2.3 Jarvis Tracker Icons<text:tab/>6</text:p>
          <text:p text:style-name="P135"><text:s/>3 Installation<text:tab/>7</text:p>
          <text:p text:style-name="P131"><text:s/>3.1 Separate Documentation<text:tab/>7</text:p>
          <text:p text:style-name="P135"><text:s/>4 Application Configuration File<text:tab/>8</text:p>
          <text:p text:style-name="P131"><text:s/>4.1 Introduction<text:tab/>8</text:p>
          <text:p text:style-name="P131"><text:s/>4.2 List of Parameters<text:tab/>9</text:p>
          <text:p text:style-name="P131"><text:s/>4.3 Configuration Parameter Details<text:tab/>11</text:p>
          <text:p text:style-name="P135"><text:s/>5 Login Module Configuration<text:tab/>20</text:p>
          <text:p text:style-name="P131"><text:s/>5.1 Standard Modules<text:tab/>20</text:p>
          <text:p text:style-name="P131"><text:s/>5.2 Active Directory Login<text:tab/>20</text:p>
          <text:p text:style-name="P131"><text:s/>5.3 Basic Auth Login<text:tab/>21</text:p>
          <text:p text:style-name="P131"><text:s/>5.4 Database Login<text:tab/>22</text:p>
          <text:p text:style-name="P131"><text:s/>5.5 Adempiere Login<text:tab/>23</text:p>
          <text:p text:style-name="P131"><text:s/>5.6 Drupal6 Login<text:tab/>25</text:p>
          <text:p text:style-name="P131"><text:s/>5.7 None Login<text:tab/>26</text:p>
          <text:p text:style-name="P131"><text:s/>5.8 Single Login<text:tab/>27</text:p>
          <text:p text:style-name="P135"><text:s/>6 Special Datasets &amp; Jarvis Login<text:tab/>28</text:p>
          <text:p text:style-name="P131"><text:s/>6.1 Jarvis URLs<text:tab/>28</text:p>
          <text:p text:style-name="P131"><text:s/>6.2 The __status Dataset<text:tab/>28</text:p>
          <text:p text:style-name="P131"><text:s/>6.3 The __habitat Dataset<text:tab/>29</text:p>
          <text:p text:style-name="P131"><text:s/>6.4 The __logout Dataset<text:tab/>30</text:p>
          <text:p text:style-name="P131"><text:s/>6.5 Logging-In to Jarvis<text:tab/>30</text:p>
          <text:p text:style-name="P131"><text:s/>6.6 Jarvis Error Responses<text:tab/>30</text:p>
          <text:p text:style-name="P135"><text:s/>7 Fetch Results<text:tab/>32</text:p>
          <text:p text:style-name="P131"><text:s/>7.1 Format = json <text:tab/>32</text:p>
          <text:p text:style-name="P131"><text:s/>7.2 Format = json.array <text:tab/>33</text:p>
          <text:p text:style-name="P131"><text:s/>7.3 Format = xml<text:tab/>33</text:p>
          <text:p text:style-name="P131"><text:s/>7.4 Format = xml.array<text:tab/>34</text:p>
          <text:p text:style-name="P131"><text:s/>7.5 Format = csv<text:tab/>35</text:p>
          <text:p text:style-name="P131"><text:s/>7.6 Format = xlsx<text:tab/>35</text:p>
          <text:p text:style-name="P135"><text:s/>8 Datasets and Parameters<text:tab/>36</text:p>
          <text:p text:style-name="P131"><text:s/>8.1 Dataset Definition<text:tab/>36</text:p>
          <text:p text:style-name="P131"><text:s/>8.2 Dataset Bind Parameters<text:tab/>38</text:p>
          <text:p text:style-name="P131"><text:s/>8.3 Fallback Parameters<text:tab/>38</text:p>
          <text:p text:style-name="P131"><text:s/>8.4 Other Parameter Notes<text:tab/>39</text:p>
          <text:p text:style-name="P131"><text:s/>8.5 Safe Parameters<text:tab/>40</text:p>
          <text:p text:style-name="P131"><text:s/>8.6 Textual Substitution<text:tab/>41</text:p>
          <text:p text:style-name="P135"><text:s/>9 SSAS Data Pump Datasets<text:tab/>42</text:p>
          <text:p text:style-name="P131"><text:s/>9.1 MDX Queries<text:tab/>42</text:p>
          <text:p text:style-name="P131"><text:s/>9.2 Parameter Processing<text:tab/>43</text:p>
          <text:p text:style-name="P135"><text:soft-page-break/><text:s/>10 Storing Datasets<text:tab/>44</text:p>
          <text:p text:style-name="P131"><text:s/>10.1 Modifying Datasets – Single Modification<text:tab/>44</text:p>
          <text:p text:style-name="P131"><text:s/>10.2 Modifying Datasets – Array of Modifications<text:tab/>46</text:p>
          <text:p text:style-name="P131"><text:s/>10.3 Modifying Datasets – Array of Mixed Modifications<text:tab/>48</text:p>
          <text:p text:style-name="P131"><text:s/>10.4 Before &amp; After Statements<text:tab/>48</text:p>
          <text:p text:style-name="P131"><text:s/>10.5 Transaction and Rollback<text:tab/>48</text:p>
          <text:p text:style-name="P135"><text:s/>11 Dataset Transformations<text:tab/>50</text:p>
          <text:p text:style-name="P131"><text:s/>11.1 Introduction<text:tab/>50</text:p>
          <text:p text:style-name="P135"><text:s/>12 Fetching Multiple Datasets in One Request<text:tab/>51</text:p>
          <text:p text:style-name="P131"><text:s/>12.1 Introduction<text:tab/>51</text:p>
          <text:p text:style-name="P131"><text:s/>12.2 JSON Multi-Dataset Result Structure<text:tab/>51</text:p>
          <text:p text:style-name="P131"><text:s/>12.3 XML Multi-Dataset Result Structure<text:tab/>52</text:p>
          <text:p text:style-name="P135"><text:s/>13 Exec Datasets<text:tab/>53</text:p>
          <text:p text:style-name="P131"><text:s/>13.1 Introduction<text:tab/>53</text:p>
          <text:p text:style-name="P131"><text:s/>13.2 Configuration<text:tab/>53</text:p>
          <text:p text:style-name="P131"><text:s/>13.3 Output Return Mechanism<text:tab/>56</text:p>
          <text:p text:style-name="P131"><text:s/>13.4 A Simple Example<text:tab/>57</text:p>
          <text:p text:style-name="P131"><text:s/>13.5 Environment Variables<text:tab/>57</text:p>
          <text:p text:style-name="P131"><text:s/>13.6 Command Line Parameters<text:tab/>57</text:p>
          <text:p text:style-name="P131"><text:s/>13.7 Output &amp; Headers<text:tab/>57</text:p>
          <text:p text:style-name="P135"><text:s/>14 Plugin Datasets<text:tab/>59</text:p>
          <text:p text:style-name="P131"><text:s/>14.1 Introduction<text:tab/>59</text:p>
          <text:p text:style-name="P131"><text:s/>14.2 Configuration<text:tab/>59</text:p>
          <text:p text:style-name="P131"><text:s/>14.3 Example Plugin<text:tab/>60</text:p>
          <text:p text:style-name="P131"><text:s/>14.4 Output &amp; Headers<text:tab/>61</text:p>
          <text:p text:style-name="P131"><text:s/>14.5 Exception Handling<text:tab/>61</text:p>
          <text:p text:style-name="P135"><text:s/>15 Hook Modules<text:tab/>62</text:p>
          <text:p text:style-name="P131"><text:s/>15.1 Introduction<text:tab/>62</text:p>
          <text:p text:style-name="P131"><text:s/>15.2 Hook Points<text:tab/>62</text:p>
          <text:p text:style-name="P131"><text:s/>15.3 Configuration<text:tab/>67</text:p>
          <text:p text:style-name="P131"><text:s/>15.4 Sample Hook Template<text:tab/>68</text:p>
          <text:p text:style-name="P135"><text:s/>16 Performance Notes<text:tab/>70</text:p>
          <text:p text:style-name="P131"><text:s/>16.1 How Fast is Jarvis?<text:tab/>70</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0" office:value-type="string">
            <text:p text:style-name="Table_20_Contents">JXC</text:p>
          </table:table-cell>
          <table:table-cell table:style-name="Table18.D20"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20" office:value-type="string">
            <text:p text:style-name="Table_20_Contents">JXC</text:p>
          </table:table-cell>
          <table:table-cell table:style-name="Table18.D20"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20" office:value-type="string">
            <text:p text:style-name="Table_20_Contents">JXC</text:p>
          </table:table-cell>
          <table:table-cell table:style-name="Table18.D20"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20" office:value-type="string">
            <text:p text:style-name="Table_20_Contents">JXC</text:p>
          </table:table-cell>
          <table:table-cell table:style-name="Table18.D20"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20" office:value-type="string">
            <text:p text:style-name="Table_20_Contents">JXC</text:p>
          </table:table-cell>
          <table:table-cell table:style-name="Table18.D20"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20" office:value-type="string">
            <text:p text:style-name="Table_20_Contents">JXC</text:p>
          </table:table-cell>
          <table:table-cell table:style-name="Table18.D20"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20" office:value-type="string">
            <text:p text:style-name="Table_20_Contents">JXC</text:p>
          </table:table-cell>
          <table:table-cell table:style-name="Table18.D20"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20" office:value-type="string">
            <text:p text:style-name="Table_20_Contents">JXC</text:p>
          </table:table-cell>
          <table:table-cell table:style-name="Table18.D20"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20" office:value-type="string">
            <text:p text:style-name="Table_20_Contents">9-Aug-2011</text:p>
          </table:table-cell>
          <table:table-cell table:style-name="Table18.C20" office:value-type="string">
            <text:p text:style-name="Table_20_Contents">HK</text:p>
          </table:table-cell>
          <table:table-cell table:style-name="Table18.D20"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20" office:value-type="string">
            <text:p text:style-name="Table_20_Contents">31-Aug-2011</text:p>
          </table:table-cell>
          <table:table-cell table:style-name="Table18.C20" office:value-type="string">
            <text:p text:style-name="Table_20_Contents">HK</text:p>
          </table:table-cell>
          <table:table-cell table:style-name="Table18.D20"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20" office:value-type="string">
            <text:p text:style-name="Table_20_Contents">1-Sep-2011</text:p>
          </table:table-cell>
          <table:table-cell table:style-name="Table18.C20" office:value-type="string">
            <text:p text:style-name="Table_20_Contents">JXC</text:p>
          </table:table-cell>
          <table:table-cell table:style-name="Table18.D20"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20" office:value-type="string">
            <text:p text:style-name="Table_20_Contents">7-Sep-2011</text:p>
          </table:table-cell>
          <table:table-cell table:style-name="Table18.C20" office:value-type="string">
            <text:p text:style-name="Table_20_Contents">JXC</text:p>
          </table:table-cell>
          <table:table-cell table:style-name="Table18.D20"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20" office:value-type="string">
            <text:p text:style-name="Table_20_Contents">16-Sep-2011</text:p>
          </table:table-cell>
          <table:table-cell table:style-name="Table18.C20" office:value-type="string">
            <text:p text:style-name="Table_20_Contents">JXC</text:p>
          </table:table-cell>
          <table:table-cell table:style-name="Table18.D20"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20" office:value-type="string">
            <text:p text:style-name="Table_20_Contents">31-Oct-2011</text:p>
          </table:table-cell>
          <table:table-cell table:style-name="Table18.C20" office:value-type="string">
            <text:p text:style-name="Table_20_Contents">HK</text:p>
          </table:table-cell>
          <table:table-cell table:style-name="Table18.D20"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20" office:value-type="string">
            <text:p text:style-name="Table_20_Contents">21-Nov-2011</text:p>
          </table:table-cell>
          <table:table-cell table:style-name="Table18.C20" office:value-type="string">
            <text:p text:style-name="Table_20_Contents">JL</text:p>
          </table:table-cell>
          <table:table-cell table:style-name="Table18.D20"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20" office:value-type="string">
            <text:p text:style-name="Table_20_Contents">08-Dec-2011</text:p>
          </table:table-cell>
          <table:table-cell table:style-name="Table18.C20" office:value-type="string">
            <text:p text:style-name="Table_20_Contents">JL</text:p>
          </table:table-cell>
          <table:table-cell table:style-name="Table18.D20" office:value-type="string">
            <text:p text:style-name="P58">Pass safe parameters to the dataset start hook</text:p>
          </table:table-cell>
        </table:table-row>
        <table:table-row>
          <table:table-cell table:style-name="Table18.A18" office:value-type="float" office:value="0">
            <text:p text:style-name="Table_20_Contents">5.1.1</text:p>
          </table:table-cell>
          <table:table-cell table:style-name="Table18.B20" office:value-type="string">
            <text:p text:style-name="Table_20_Contents">14-Feb-2012</text:p>
          </table:table-cell>
          <table:table-cell table:style-name="Table18.C20" office:value-type="string">
            <text:p text:style-name="Table_20_Contents">JXC</text:p>
          </table:table-cell>
          <table:table-cell table:style-name="Table18.D20" office:value-type="string">
            <text:p text:style-name="P58">Use “!” for flags, not “:”. <text:s/>Add “!raw” flag for MDX.</text:p>
          </table:table-cell>
        </table:table-row>
        <table:table-row>
          <table:table-cell table:style-name="Table18.A19" office:value-type="float" office:value="0">
            <text:p text:style-name="Table_20_Contents">5.2.0</text:p>
          </table:table-cell>
          <table:table-cell table:style-name="Table18.B20" office:value-type="string">
            <text:p text:style-name="Table_20_Contents">21-Feb-2012</text:p>
          </table:table-cell>
          <table:table-cell table:style-name="Table18.C20" office:value-type="string">
            <text:p text:style-name="Table_20_Contents">JXC</text:p>
          </table:table-cell>
          <table:table-cell table:style-name="Table18.D20" office:value-type="string">
            <text:p text:style-name="P58">Add Solaris support. <text:s/>Separate Install/Demo/Tracker docs.</text:p>
          </table:table-cell>
        </table:table-row>
        <table:table-row>
          <table:table-cell table:style-name="Table18.A20" office:value-type="float" office:value="0">
            <text:p text:style-name="Table_20_Contents">5.2.1</text:p>
          </table:table-cell>
          <table:table-cell table:style-name="Table18.B20" office:value-type="string">
            <text:p text:style-name="Table_20_Contents">23-Feb-2012</text:p>
          </table:table-cell>
          <table:table-cell table:style-name="Table18.C20" office:value-type="string">
            <text:p text:style-name="Table_20_Contents">JXC</text:p>
          </table:table-cell>
          <table:table-cell table:style-name="Table18.D20" office:value-type="string">
            <text:p text:style-name="P58">Added “pre_connect” hook.</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8824325"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66745973" text:style-name="L2">
        <text:list-item>
          <text:p text:style-name="P70">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70">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70">Standards-Based:</text:p>
          <text:list>
            <text:list-item>
              <text:p text:style-name="P71">Jarvis is based on XML, JSON, http/s and REST.</text:p>
            </text:list-item>
          </text:list>
        </text:list-item>
        <text:list-item>
          <text:p text:style-name="P70">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34" text:outline-level="1">Installation</text:h>
      <text:h text:style-name="Heading_20_2" text:outline-level="2">Separate Documentation</text:h>
      <text:p text:style-name="Text_20_body">Please see the separate “Jarvis Install” document. <text:s/>That covers:</text:p>
      <text:list xml:id="list516005193" text:style-name="L3">
        <text:list-item>
          <text:p text:style-name="P74">Installation on Linux, Solaris and Windows.</text:p>
        </text:list-item>
        <text:list-item>
          <text:p text:style-name="P74">Testing your Jarvis installation.</text:p>
        </text:list-item>
        <text:list-item>
          <text:p text:style-name="P74">Testing the “Demo” application.</text:p>
        </text:list-item>
        <text:list-item>
          <text:p text:style-name="P74">Installing the “Tracker” application.</text:p>
        </text:list-item>
      </text:list>
      <text:h text:style-name="P13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60333133" text:style-name="L4">
        <text:list-item>
          <text:p text:style-name="P75">The database connection(s).</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96584444" text:style-name="L5">
        <text:list-item>
          <text:p text:style-name="P76">This may be over-ridden a per-request basis with the CGI parameter “format”.</text:p>
        </text:list-item>
        <text:list-item>
          <text:p text:style-name="P76">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78347974"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816102816"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95091230"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67033923" text:style-name="L8">
        <text:list-item>
          <text:p text:style-name="P79">Dataset Type</text:p>
        </text:list-item>
        <text:list-item>
          <text:p text:style-name="P7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665988220" text:style-name="L9">
              <text:list-item>
                <text:p text:style-name="P60">“dbi” (SQL databases using default DBI driver).</text:p>
              </text:list-item>
              <text:list-item>
                <text:p text:style-name="P6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592556832" text:style-name="L10">
        <text:list-item>
          <text:p text:style-name="P80">The client-supplied dataset name must not include the “.xml” suffix added by the server.</text:p>
        </text:list-item>
        <text:list-item>
          <text:p text:style-name="P80">The matched prefix is stripped from the dataset name before expansion.</text:p>
        </text:list-item>
        <text:list-item>
          <text:p text:style-name="P80">The dataset name specified by the client must consist only of characters from the following list: “a-z”, “A-Z”, “0-9”, “_” (underscore), “-” (hyphen) and “.” (dot).</text:p>
        </text:list-item>
        <text:list-item>
          <text:p text:style-name="P80">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0">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6" office:value-type="string">
            <text:p text:style-name="Table_20_Contents">type</text:p>
          </table:table-cell>
          <table:table-cell table:style-name="Table3.B6" office:value-type="string">
            <text:p text:style-name="Table_20_Contents">dbi</text:p>
          </table:table-cell>
          <table:table-cell table:style-name="Table3.C6" office:value-type="string">
            <text:p text:style-name="Table_20_Contents">Either “dbi” or “sdp”.</text:p>
          </table:table-cell>
        </table:table-row>
        <table:table-row table:style-name="Table3.1">
          <table:table-cell table:style-name="Table3.A6" office:value-type="string">
            <text:p text:style-name="Table_20_Contents">name</text:p>
          </table:table-cell>
          <table:table-cell table:style-name="Table3.B6" office:value-type="string">
            <text:p text:style-name="Table_20_Contents">default</text:p>
          </table:table-cell>
          <table:table-cell table:style-name="Table3.C6"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6" office:value-type="string">
            <text:p text:style-name="Table_20_Contents">connect</text:p>
          </table:table-cell>
          <table:table-cell table:style-name="Table3.B6" office:value-type="string">
            <text:p text:style-name="Table_20_Contents">dbi:Pg:&lt;app-name&gt;</text:p>
          </table:table-cell>
          <table:table-cell table:style-name="Table3.C6"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6" office:value-type="string">
            <text:p text:style-name="Table_20_Contents">username</text:p>
          </table:table-cell>
          <table:table-cell table:style-name="Table3.B6" office:value-type="string">
            <text:p text:style-name="Table_20_Contents">&lt;empty-string&gt;</text:p>
          </table:table-cell>
          <table:table-cell table:style-name="Table3.C6" office:value-type="string">
            <text:p text:style-name="Table_20_Contents">This is the username Jarvis uses to connect to the database for all requests. </text:p>
          </table:table-cell>
        </table:table-row>
        <table:table-row table:style-name="Table3.1">
          <table:table-cell table:style-name="Table3.A6" office:value-type="string">
            <text:p text:style-name="Table_20_Contents">password</text:p>
          </table:table-cell>
          <table:table-cell table:style-name="Table3.B6" office:value-type="string">
            <text:p text:style-name="Table_20_Contents">&lt;empty-string&gt;</text:p>
          </table:table-cell>
          <table:table-cell table:style-name="Table3.C6"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427110139" text:style-name="L11">
              <text:list-item>
                <text:p text:style-name="P61">cookie <text:s text:c="2"/>- Look in the cookie (as per the 'cookie' attribute).</text:p>
              </text:list-item>
              <text:list-item>
                <text:p text:style-name="P6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929114565" text:style-name="L12">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first examine the URL for the SID parameter, and then try the cookie.</text:p>
            </text:list-item>
            <text:list-item>
              <text:p text:style-name="P81">The client system can by default use cookie based SIDs, and then switch to using URL based SIDs when necessary (e.g. when the user wants a secondary login to the application).</text:p>
            </text:list-item>
            <text:list-item>
              <text:p text:style-name="P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47578597" text:style-name="L13">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3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518855530" text:style-name="L14">
        <text:list-item>
          <text:p text:style-name="P113">ActiveDirectory.pm</text:p>
        </text:list-item>
        <text:list-item>
          <text:p text:style-name="P117">BasicAuth.pm</text:p>
        </text:list-item>
        <text:list-item>
          <text:p text:style-name="P117">Database.pm</text:p>
        </text:list-item>
        <text:list-item>
          <text:p text:style-name="P117">Adempiere.pm</text:p>
        </text:list-item>
        <text:list-item>
          <text:p text:style-name="P117">Drupal6.pm</text:p>
        </text:list-item>
        <text:list-item>
          <text:p text:style-name="P117">None.pm</text:p>
        </text:list-item>
        <text:list-item>
          <text:p text:style-name="P83">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7" office:value-type="string">
            <text:p text:style-name="P15">server</text:p>
          </table:table-cell>
          <table:table-cell table:style-name="Table8.B6" office:value-type="string">
            <text:p text:style-name="P15">&lt;none&gt;</text:p>
          </table:table-cell>
          <table:table-cell table:style-name="Table8.C7"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7" office:value-type="string">
            <text:p text:style-name="P15">port</text:p>
          </table:table-cell>
          <table:table-cell table:style-name="Table8.B6" office:value-type="string">
            <text:p text:style-name="P15">389</text:p>
          </table:table-cell>
          <table:table-cell table:style-name="Table8.C7" office:value-type="string">
            <text:p text:style-name="P15">IP port number.</text:p>
          </table:table-cell>
        </table:table-row>
        <table:table-row table:style-name="Table8.1">
          <table:table-cell table:style-name="Table8.A7" office:value-type="string">
            <text:p text:style-name="P15">bind_username</text:p>
          </table:table-cell>
          <table:table-cell table:style-name="Table8.B6" office:value-type="string">
            <text:p text:style-name="P15">''</text:p>
          </table:table-cell>
          <table:table-cell table:style-name="Table8.C7" office:value-type="string">
            <text:p text:style-name="P15">The username to be specified at the bind attempt.</text:p>
          </table:table-cell>
        </table:table-row>
        <table:table-row table:style-name="Table8.1">
          <table:table-cell table:style-name="Table8.A7" office:value-type="string">
            <text:p text:style-name="P15">bind_password</text:p>
          </table:table-cell>
          <table:table-cell table:style-name="Table8.B6" office:value-type="string">
            <text:p text:style-name="P15">''</text:p>
          </table:table-cell>
          <table:table-cell table:style-name="Table8.C7" office:value-type="string">
            <text:p text:style-name="P15">The password to be specified at the bind attempt.</text:p>
          </table:table-cell>
        </table:table-row>
        <table:table-row table:style-name="Table8.1">
          <table:table-cell table:style-name="Table8.A7" office:value-type="string">
            <text:p text:style-name="P15">base_object</text:p>
          </table:table-cell>
          <table:table-cell table:style-name="Table8.B6" office:value-type="string">
            <text:p text:style-name="P15">&lt;none&gt;</text:p>
          </table:table-cell>
          <table:table-cell table:style-name="Table8.C7" office:value-type="string">
            <text:p text:style-name="P15">The base object to be specified in the search request. <text:s/>Mandatory.</text:p>
          </table:table-cell>
        </table:table-row>
        <table:table-row table:style-name="Table8.1">
          <table:table-cell table:style-name="Table8.A7" office:value-type="string">
            <text:p text:style-name="P15">no_password</text:p>
          </table:table-cell>
          <table:table-cell table:style-name="Table8.B7" office:value-type="float" office:value="0">
            <text:p text:style-name="P15">0</text:p>
          </table:table-cell>
          <table:table-cell table:style-name="Table8.C7"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ext:soft-page-break/>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1827810483" text:style-name="L15">
              <text:list-item>
                <text:p text:style-name="P62">none – no encryption.</text:p>
              </text:list-item>
              <text:list-item>
                <text:p text:style-name="P62">md5 <text:s/>- the md5 hash algorithm is used, with optional salt.</text:p>
              </text:list-item>
              <text:list-item>
                <text:p text:style-name="P62">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32214922" text:style-name="L16">
        <text:list-item>
          <text:p text:style-name="P114">ad_user</text:p>
        </text:list-item>
        <text:list-item>
          <text:p text:style-name="P118">ad_user_roles</text:p>
        </text:list-item>
        <text:list-item>
          <text:p text:style-name="P118">ad_role</text:p>
        </text:list-item>
        <text:list-item>
          <text:p text:style-name="P114"><text:soft-page-break/>ad_window_access</text:p>
        </text:list-item>
        <text:list-item>
          <text:p text:style-name="P118">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6" office:value-type="string">
            <text:p text:style-name="P15">client_name</text:p>
          </table:table-cell>
          <table:table-cell table:style-name="Table27.B6" office:value-type="string">
            <text:p text:style-name="P15">&lt;none&gt;</text:p>
          </table:table-cell>
          <table:table-cell table:style-name="Table27.C6" office:value-type="string">
            <text:p text:style-name="P15">Name of the single Adempiere client (table ad_client) for whom we allow login via this method. <text:s/>Mandatory.</text:p>
          </table:table-cell>
        </table:table-row>
        <table:table-row table:style-name="Table27.1">
          <table:table-cell table:style-name="Table27.A6" office:value-type="string">
            <text:p text:style-name="P15">org_name</text:p>
          </table:table-cell>
          <table:table-cell table:style-name="Table27.B6" office:value-type="string">
            <text:p text:style-name="P15">&lt;none&gt;</text:p>
          </table:table-cell>
          <table:table-cell table:style-name="Table27.C6" office:value-type="string">
            <text:p text:style-name="P15">Name of the single Adempiere organization (table ad_org) for whom we allow login via this method. <text:s/>Mandatory.</text:p>
          </table:table-cell>
        </table:table-row>
        <table:table-row table:style-name="Table27.1">
          <table:table-cell table:style-name="Table27.A6" office:value-type="string">
            <text:p text:style-name="P15">reverse_dns</text:p>
          </table:table-cell>
          <table:table-cell table:style-name="Table27.B6" office:value-type="string">
            <text:p text:style-name="P15">No</text:p>
          </table:table-cell>
          <table:table-cell table:style-name="Table27.C6"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6" office:value-type="string">
            <text:p text:style-name="P15">relevant_groups</text:p>
          </table:table-cell>
          <table:table-cell table:style-name="Table27.B6" office:value-type="string">
            <text:p text:style-name="P15"/>
          </table:table-cell>
          <table:table-cell table:style-name="Table27.C6"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35285181" text:style-name="L17">
        <text:list-item>
          <text:p text:style-name="P119"><text:span text:style-name="T7">role-&lt;role_name&gt; <text:s text:c="6"/><text:tab/></text:span>For each active user role.</text:p>
        </text:list-item>
        <text:list-item>
          <text:p text:style-name="P119"><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500678659" text:style-name="L18">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90588005" text:continue-list="list432214922" text:style-name="L16">
        <text:list-item>
          <text:p text:style-name="P128">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1540379261" text:style-name="L19">
        <text:list-item>
          <text:p text:style-name="P120"><text:span text:style-name="T7">&lt;admin_group&gt;<text:tab/> <text:s text:c="6"/><text:tab/></text:span><text:span text:style-name="T4">For the user with uid = 1.</text:span></text:p>
        </text:list-item>
        <text:list-item>
          <text:p text:style-name="P87"><text:span text:style-name="T7">&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879906222" text:style-name="L20">
        <text:list-item>
          <text:p text:style-name="P88">Remote (client) IP address match, and/or</text:p>
        </text:list-item>
        <text:list-item>
          <text:p text:style-name="P88">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134" text:outline-level="1">Special Datasets &amp; Jarvis Login</text:h>
      <text:h text:style-name="Heading_20_2" text:outline-level="2">Jarvis URLs</text:h>
      <text:p text:style-name="Text_20_body">Now let's consider how to access Jarvis. <text:s/>The following examples assume that:</text:p>
      <text:list xml:id="list263522311" text:style-name="L21">
        <text:list-item>
          <text:p text:style-name="P121">Jarvis has been installed/configured as above, and is available via the web-server.</text:p>
        </text:list-item>
        <text:list-item>
          <text:p text:style-name="P121">The demo.xml file has been soft linked or copied into the Jarvis "etc" directory.</text:p>
        </text:list-item>
        <text:list-item>
          <text:p text:style-name="P121">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63051676" text:style-name="L22">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39290614" text:style-name="L23">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item>
          <text:p text:style-name="P90">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34"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396634164" text:style-name="L24">
        <text:list-item>
          <text:p text:style-name="P91">The returned tuples are contained in an array with object key “data”.</text:p>
        </text:list-item>
        <text:list-item>
          <text:p text:style-name="P9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32" text:outline-level="2">Format = json.array </text:h>
      <text:p text:style-name="Text_20_body">The JSON Array format response for a data fetch is wrapped in an outer object. <text:s/></text:p>
      <text:list xml:id="list1272302958" text:continue-numbering="true" text:style-name="L24">
        <text:list-item>
          <text:p text:style-name="P91">The returned tuples are contained in an array with object key “data”.</text:p>
        </text:list-item>
        <text:list-item>
          <text:p text:style-name="P91">Each tuple is represented as an array.</text:p>
        </text:list-item>
        <text:list-item>
          <text:p text:style-name="P91">The column names are given separately </text:p>
        </text:list-item>
        <text:list-item>
          <text:p text:style-name="P91">The order of the array elements for each tuple matches the given column order.</text:p>
        </text:list-item>
        <text:list-item>
          <text:p text:style-name="P91">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303021416" text:continue-numbering="true" text:style-name="L24">
        <text:list-item>
          <text:p text:style-name="P91">The returned tuples are contained in a “data” element.</text:p>
        </text:list-item>
        <text:list-item>
          <text:p text:style-name="P91">Each tuple is represented as a “row” element.</text:p>
        </text:list-item>
        <text:list-item>
          <text:p text:style-name="P91">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2027887738" text:continue-numbering="true" text:style-name="L24">
        <text:list-item>
          <text:p text:style-name="P91">The returned tuples are contained in a &lt;data&gt; element.</text:p>
        </text:list-item>
        <text:list-item>
          <text:p text:style-name="P91">Each tuple is represented as a &lt;row&gt; element.</text:p>
        </text:list-item>
        <text:list-item>
          <text:p text:style-name="P91">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0">The CSV format response for a data fetch is “standard” CSV encoding with a header row.</text:p>
      <text:list xml:id="list214807588" text:continue-numbering="true" text:style-name="L24">
        <text:list-item>
          <text:p text:style-name="P91">The header row gives column names.</text:p>
        </text:list-item>
        <text:list-item>
          <text:p text:style-name="P91">Fields are separated by commas.</text:p>
        </text:list-item>
        <text:list-item>
          <text:p text:style-name="P91">Strings containing spaces or special characters are in double quotes.</text:p>
        </text:list-item>
        <text:list-item>
          <text:p text:style-name="P91">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3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610346280" text:style-name="L25">
        <text:list-item>
          <text:p text:style-name="P92">On fetch, any NULL value in the database is represented as a zero length string.</text:p>
        </text:list-item>
        <text:list-item>
          <text:p text:style-name="P92">On store, leading and trailing white space should be removed before saving to database.</text:p>
        </text:list-item>
        <text:list-item>
          <text:p text:style-name="P9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472343967" text:style-name="L26">
        <text:list-item>
          <text:p text:style-name="P93">&lt;hook&gt; call to a Perl module for additional processing on each request.</text:p>
        </text:list-item>
        <text:list-item>
          <text:p text:style-name="P93">&lt;before&gt; execute an SQL statement once before any store requests are performed.</text:p>
        </text:list-item>
        <text:list-item>
          <text:p text:style-name="P93">&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4">&lt;empty&gt;</text:p>
          </table:table-cell>
          <table:table-cell table:style-name="Table13.C7"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4">no</text:p>
          </table:table-cell>
          <table:table-cell table:style-name="Table13.C7"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4">no</text:p>
          </table:table-cell>
          <table:table-cell table:style-name="Table13.C7" office:value-type="string">
            <text:p text:style-name="P44">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4">filename</text:p>
          </table:table-cell>
          <table:table-cell table:style-name="Table13.C7"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3" office:value-type="string">
            <text:p text:style-name="P15">prepare</text:p>
          </table:table-cell>
          <table:table-cell table:style-name="Table37.B3"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3" office:value-type="string">
            <text:p text:style-name="P15">returning</text:p>
          </table:table-cell>
          <table:table-cell table:style-name="Table37.B3"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438513699" text:style-name="L27">
        <text:list-item>
          <text:p text:style-name="P94">upper/lower-case a-z</text:p>
        </text:list-item>
        <text:list-item>
          <text:p text:style-name="P94">digits 0-9</text:p>
        </text:list-item>
        <text:list-item>
          <text:p text:style-name="P9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038616540" text:style-name="L28">
        <text:list-item>
          <text:p text:style-name="P95">CGI GET parameters in the URL suffix “/&lt;app&gt;/&lt;ds&gt;?param=value&amp;param2=another”.</text:p>
        </text:list-item>
        <text:list-item>
          <text:p text:style-name="P95">XML or JSON parameters in the “application/json” or “application/xml” request body.</text:p>
        </text:list-item>
        <text:list-item>
          <text:p text:style-name="P95">RESTful parameters in the URL suffix “/&lt;app&gt;/&lt;ds&gt;/p1/p2”.</text:p>
        </text:list-item>
        <text:list-item>
          <text:p text:style-name="P95">Jarvis-Supplied default user parameters (from “default_parameters” configuration).</text:p>
        </text:list-item>
      </text:list>
      <text:p text:style-name="Text_20_body">Secure Parameters:</text:p>
      <text:list xml:id="list457573886" text:continue-numbering="true" text:style-name="L28">
        <text:list-item>
          <text:p text:style-name="P95">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27156888" text:style-name="L29">
        <text:list-item>
          <text:p text:style-name="P115">my(param)</text:p>
        </text:list-item>
        <text:list-item>
          <text:p text:style-name="P122">__my_param</text:p>
        </text:list-item>
        <text:list-item>
          <text:p text:style-name="P122">_1param</text:p>
        </text:list-item>
        <text:list-item>
          <text:p text:style-name="P9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1319439064" text:style-name="L30">
        <text:list-item>
          <text:p text:style-name="P97">Login modules may define additional safe parameters, e.g. {$__user_id}.</text:p>
        </text:list-item>
        <text:list-item>
          <text:p text:style-name="P97">Hooks may define additional safe parameters.</text:p>
        </text:list-item>
        <text:list-item>
          <text:p text:style-name="P97">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752290332" text:style-name="L31">
        <text:list-item>
          <text:p text:style-name="P98">To sort by two or more columns. <text:s/>The built-in mechanism supports only one.</text:p>
        </text:list-item>
        <text:list-item>
          <text:p text:style-name="P98">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98567791" text:style-name="L32">
        <text:list-item>
          <text:p text:style-name="P99">By default, if the parameter value is an integer or floating point, it is unquoted. <text:s/>Exponential numbers will be recognized as numbers.</text:p>
        </text:list-item>
        <text:list-item>
          <text:p text:style-name="P99">Otherwise the parameter is quoted using the DBI database handle $dbh-&gt;quote(...) method appropriate for this database. <text:s/>According to the DBI documentation, this is safe from SQL injection.</text:p>
        </text:list-item>
        <text:list-item>
          <text:p text:style-name="P99">If the "!noquote" flag is given, e.g. [$sortorder!noquote] then the value is not quoted. Instead, all characters except the following are deleted: 0-9, a-z, A-Z, <text:span text:style-name="T7">space, underscore, hyphen, comma</text:span><text:span text:style-name="T4">.</text:span></text:p>
        </text:list-item>
        <text:list-item>
          <text:p text:style-name="P99">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4">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4">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4">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4">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648771614" text:style-name="L33">
        <text:list-item>
          <text:p text:style-name="P100">Client Parameters (REST, Query, POST parameters).</text:p>
        </text:list-item>
        <text:list-item>
          <text:p text:style-name="P100">Server Parameters (Safe parameters, Default parameters).</text:p>
        </text:list-item>
        <text:list-item>
          <text:p text:style-name="P100">Parameter Fallback.</text:p>
        </text:list-item>
      </text:list>
      <text:p text:style-name="Text_20_body">However, since the SOAP mechanism does not support binding, the are some key differences in the parameter handling:</text:p>
      <text:list xml:id="list83398455" text:style-name="L34">
        <text:list-item>
          <text:p text:style-name="P101">All SDP parameter substitution is textual substitution. <text:s/>Always.</text:p>
        </text:list-item>
        <text:list-item>
          <text:p text:style-name="P101">The {$parameter} or [$parameter] forms for MDX query parameters are identical.</text:p>
        </text:list-item>
        <text:list-item>
          <text:p text:style-name="P101">The “!quote” and “!noquote” flags are not supported.</text:p>
        </text:list-item>
        <text:list-item>
          <text:p text:style-name="P101">The “!string”, “!bracket” and “!raw”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1421487501" text:style-name="L35">
        <text:list-item>
          <text:p text:style-name="P102">Any client-supplied “]” character is replaced with “]]”.</text:p>
        </text:list-item>
      </text:list>
      <text:p text:style-name="Text_20_body">The “!string” flag is intended for use when the MDX parameter is to be expanded within the context of double quotes:</text:p>
      <text:list xml:id="list529471068" text:continue-numbering="true" text:style-name="L35">
        <text:list-item>
          <text:p text:style-name="P102">Any client-supplied “\” character is replaced with “\\”.</text:p>
        </text:list-item>
        <text:list-item>
          <text:p text:style-name="P102">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3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07942635" text:style-name="L36">
        <text:list-item>
          <text:p text:style-name="P123">Begin transaction.</text:p>
        </text:list-item>
        <text:list-item>
          <text:p text:style-name="P123">Perform “before” SQL (if configured for this dataset).</text:p>
        </text:list-item>
        <text:list-item>
          <text:p text:style-name="P123">Perform the one single or one-or-more array modifications in the request body.</text:p>
        </text:list-item>
        <text:list-item>
          <text:p text:style-name="P123">Perform “after” SQL (if configured for this dataset).</text:p>
        </text:list-item>
        <text:list-item>
          <text:p text:style-name="P10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624333006" text:style-name="L37">
        <text:list-item>
          <text:p text:style-name="P104">For “fetch” statements in a dataset (i.e. the &lt;select&gt; attributes), no explicit transaction is performed.</text:p>
        </text:list-item>
        <text:list-item>
          <text:p text:style-name="P104">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52693247" text:style-name="L38">
        <text:list-item>
          <text:p text:style-name="P116">Even though the first modification succeeded, it was rolled back.</text:p>
        </text:list-item>
        <text:list-item>
          <text:p text:style-name="P124">The first failing error message is shown.</text:p>
        </text:list-item>
        <text:list-item>
          <text:p text:style-name="P10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34"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937563135" text:style-name="L39">
        <text:list-item>
          <text:p text:style-name="P106">Does not apply to Exec or Plugin or Special datasets.</text:p>
        </text:list-item>
        <text:list-item>
          <text:p text:style-name="P106">Does apply to both DBI and SDP datasets.</text:p>
        </text:list-item>
        <text:list-item>
          <text:p text:style-name="P106">Is for “fetch” (select or mdx) requests only.</text:p>
        </text:list-item>
        <text:list-item>
          <text:p text:style-name="P106">Is supported for format = “json”, “json.array”, “xml”, “xml.array”.</text:p>
        </text:list-item>
        <text:list-item>
          <text:p text:style-name="P106">Is not supported for format = “csv” or “xlsx”.</text:p>
        </text:list-item>
        <text:list-item>
          <text:p text:style-name="P106">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3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252907803" text:style-name="L40">
        <text:list-item>
          <text:p text:style-name="P10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7">Any RESTful parameters specified in the URI. <text:s/>These are passed as “p1”, “p2”, etc.</text:p>
        </text:list-item>
        <text:list-item>
          <text:p text:style-name="P107">The parameter __dataset is given as the client-supplied dataset given to Jarvis which invoked this exec request.</text:p>
        </text:list-item>
        <text:list-item>
          <text:p text:style-name="P107">The parameter __tmpfile is given if use_tmpfile is configured for this exec.</text:p>
        </text:list-item>
        <text:list-item>
          <text:p text:style-name="P107">The Jarvis secure parameters beginning with double-underscore. <text:s/>These include __username, __group_list, etc.</text:p>
        </text:list-item>
        <text:list-item>
          <text:p text:style-name="P10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3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1607836656" text:style-name="L41">
        <text:list-item>
          <text:p text:style-name="P127">Using the Jarvis debug methods.</text:p>
        </text:list-item>
        <text:list-item>
          <text:p text:style-name="P127">Accessing the Jarvis Config “jconfig” object.</text:p>
        </text:list-item>
        <text:list-item>
          <text:p text:style-name="P127">Accessing the static configured plugin parameters.</text:p>
        </text:list-item>
        <text:list-item>
          <text:p text:style-name="P108">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3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2" office:value-type="string">
            <text:p text:style-name="Table_20_Contents">start</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row>
          <table:table-cell table:style-name="Table36.A12" office:value-type="string">
            <text:p text:style-name="Table_20_Contents">after_login</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row>
          <table:table-cell table:style-name="Table36.A12" office:value-type="string">
            <text:p text:style-name="Table_20_Contents">pre_connect</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row>
          <table:table-cell table:style-name="Table36.A12" office:value-type="string">
            <text:p text:style-name="Table_20_Contents">before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before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after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after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return_status</text:p>
          </table:table-cell>
          <table:table-cell table:style-name="Table36.F12" office:value-type="string">
            <text:p text:style-name="P14">YES</text:p>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Table_20_Contents"/>
          </table:table-cell>
        </table:table-row>
        <table:table-row>
          <table:table-cell table:style-name="Table36.A12" office:value-type="string">
            <text:p text:style-name="Table_20_Contents">dataset_fetched</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Table_20_Contents"/>
          </table:table-cell>
        </table:table-row>
        <table:table-row>
          <table:table-cell table:style-name="Table36.A12" office:value-type="string">
            <text:p text:style-name="Table_20_Contents">return_fetch</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Table_20_Contents"/>
          </table:table-cell>
        </table:table-row>
        <table:table-row>
          <table:table-cell table:style-name="Table36.A12" office:value-type="string">
            <text:p text:style-name="Table_20_Contents">return_stor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1179776204" text:style-name="L42">
        <text:list-item>
          <text:p text:style-name="P109">The client did not provide a valid session ID.</text:p>
        </text:list-item>
        <text:list-item>
          <text:p text:style-name="P109">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1" office:value-type="string">
            <text:p text:style-name="P13">start</text:p>
            <text:p text:style-name="P13"/>
          </table:table-cell>
          <table:table-cell table:style-name="Table30.B11"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997125297" text:style-name="L43">
              <text:list-item>
                <text:p text:style-name="P125"><text:soft-page-break/>$jconfig, </text:p>
              </text:list-item>
              <text:list-item>
                <text:p text:style-name="P110">$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11" office:value-type="string">
            <text:p text:style-name="P13">after_login</text:p>
            <text:p text:style-name="P13"/>
          </table:table-cell>
          <table:table-cell table:style-name="Table30.B11"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83485937" text:continue-numbering="true" text:style-name="L43">
              <text:list-item>
                <text:p text:style-name="P125">$jconfig, </text:p>
              </text:list-item>
              <text:list-item>
                <text:p text:style-name="P125">$hook_parameters_href</text:p>
              </text:list-item>
              <text:list-item>
                <text:p text:style-name="P110">$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1" office:value-type="string">
            <text:p text:style-name="P13">pre_connect</text:p>
            <text:p text:style-name="P13"/>
          </table:table-cell>
          <table:table-cell table:style-name="Table30.B11"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825418034" text:continue-numbering="true" text:style-name="L43">
              <text:list-item>
                <text:p text:style-name="P125">$jconfig, </text:p>
              </text:list-item>
              <text:list-item>
                <text:p text:style-name="P125">$hook_parameters_href</text:p>
              </text:list-item>
              <text:list-item>
                <text:p text:style-name="P125">dbname</text:p>
              </text:list-item>
              <text:list-item>
                <text:p text:style-name="P125">dbtype</text:p>
              </text:list-item>
              <text:list-item>
                <text:p text:style-name="P125">dbconnect_ref </text:p>
              </text:list-item>
              <text:list-item>
                <text:p text:style-name="P125">$dbusername_ref</text:p>
              </text:list-item>
              <text:list-item>
                <text:p text:style-name="P125">$dbpassword_ref </text:p>
              </text:list-item>
              <text:list-item>
                <text:p text:style-name="P110">$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1" office:value-type="string">
            <text:p text:style-name="P13">before_all</text:p>
            <text:p text:style-name="P17">(insert/update/delete)</text:p>
          </table:table-cell>
          <table:table-cell table:style-name="Table30.B11"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862092760" text:continue-numbering="true" text:style-name="L43">
              <text:list-item>
                <text:p text:style-name="P125">$jconfig</text:p>
              </text:list-item>
              <text:list-item>
                <text:p text:style-name="P126">$hook_parameters_href</text:p>
              </text:list-item>
              <text:list-item>
                <text:p text:style-name="P126">$dsxml</text:p>
              </text:list-item>
              <text:list-item>
                <text:p text:style-name="P126">$rest_args_href</text:p>
              </text:list-item>
              <text:list-item>
                <text:p text:style-name="P72">$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11" office:value-type="string">
            <text:p text:style-name="P13">before_one</text:p>
            <text:p text:style-name="P17">(insert/update/delete)</text:p>
          </table:table-cell>
          <table:table-cell table:style-name="Table30.B11"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953502897" text:continue-numbering="true" text:style-name="L43">
              <text:list-item>
                <text:p text:style-name="P125">$jconfig</text:p>
              </text:list-item>
              <text:list-item>
                <text:p text:style-name="P126">$hook_parameters_href</text:p>
              </text:list-item>
              <text:list-item>
                <text:p text:style-name="P126">$dsxml</text:p>
              </text:list-item>
              <text:list-item>
                <text:p text:style-name="P72">$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1" office:value-type="string">
            <text:p text:style-name="P13">after_one</text:p>
            <text:p text:style-name="P17">(insert/update/delete)</text:p>
          </table:table-cell>
          <table:table-cell table:style-name="Table30.B11" office:value-type="string">
            <text:p text:style-name="P24">This hook is called after Jarvis has executed a single insert/update/delete statement. <text:s/>It is called after any returning row result has been fetched.</text:p>
            <text:p text:style-name="P24">Args are:</text:p>
            <text:list xml:id="list973480629" text:continue-numbering="true" text:style-name="L43">
              <text:list-item>
                <text:p text:style-name="P125">$jconfig</text:p>
              </text:list-item>
              <text:list-item>
                <text:p text:style-name="P126">$hook_parameters_href</text:p>
              </text:list-item>
              <text:list-item>
                <text:p text:style-name="P126">$dsxml</text:p>
              </text:list-item>
              <text:list-item>
                <text:p text:style-name="P126">$sql_params_href</text:p>
              </text:list-item>
              <text:list-item>
                <text:p text:style-name="P72">$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11" office:value-type="string">
            <text:p text:style-name="P13">after_all</text:p>
            <text:p text:style-name="P17">(insert/update/delete)</text:p>
          </table:table-cell>
          <table:table-cell table:style-name="Table30.B11"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378392221" text:continue-numbering="true" text:style-name="L43">
              <text:list-item>
                <text:p text:style-name="P125">$jconfig</text:p>
              </text:list-item>
              <text:list-item>
                <text:p text:style-name="P126">$hook_parameters_href</text:p>
              </text:list-item>
              <text:list-item>
                <text:p text:style-name="P126">$dsxml</text:p>
              </text:list-item>
              <text:list-item>
                <text:p text:style-name="P126">$rest_args_href</text:p>
              </text:list-item>
              <text:list-item>
                <text:p text:style-name="P126">$fields_aref</text:p>
              </text:list-item>
              <text:list-item>
                <text:p text:style-name="P72">$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1" office:value-type="string">
            <text:p text:style-name="P13">return_status</text:p>
          </table:table-cell>
          <table:table-cell table:style-name="Table30.B11" office:value-type="string">
            <text:p text:style-name="P24">This hook is called only for "__status" requests. <text:s/>It is called just before the status result is encoded to JSON/XML. <text:s/>The hook may do one or more of the following:</text:p>
            <text:list xml:id="list1470518183" text:style-name="L44">
              <text:list-item>
                <text:p text:style-name="P73">Add some extra root level parameters (by modifying $extra_href)</text:p>
              </text:list-item>
              <text:list-item>
                <text:p text:style-name="P73">Perform a custom encoding into text (by setting $return_text)</text:p>
              </text:list-item>
            </text:list>
            <text:p text:style-name="P24">Args are:</text:p>
            <text:list xml:id="list603290404" text:continue-list="list1378392221" text:style-name="L43">
              <text:list-item>
                <text:p text:style-name="P125">$jconfig</text:p>
              </text:list-item>
              <text:list-item>
                <text:p text:style-name="P126">$hook_parameters_href</text:p>
              </text:list-item>
              <text:list-item>
                <text:p text:style-name="P126">$extra_href</text:p>
              </text:list-item>
              <text:list-item>
                <text:p text:style-name="P110">$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1" office:value-type="string">
            <text:p text:style-name="P13">dataset_fetched</text:p>
          </table:table-cell>
          <table:table-cell table:style-name="Table30.B11"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71822253" text:continue-list="list1470518183" text:style-name="L44">
              <text:list-item text:start-value="1">
                <text:p text:style-name="P130">Add some extra scalar parameters (by modifying $extra_href)</text:p>
              </text:list-item>
              <text:list-item>
                <text:p text:style-name="P73">Modify the returned content (by modifying $rows_aref)</text:p>
              </text:list-item>
            </text:list>
            <text:p text:style-name="P24">Args are:</text:p>
            <text:list xml:id="list1650581962" text:continue-list="list603290404" text:style-name="L43">
              <text:list-item>
                <text:p text:style-name="P125">$jconfig</text:p>
              </text:list-item>
              <text:list-item>
                <text:p text:style-name="P126">$hook_parameters_href</text:p>
              </text:list-item>
              <text:list-item>
                <text:p text:style-name="P125">$dsxml</text:p>
              </text:list-item>
              <text:list-item>
                <text:p text:style-name="P126">$sql_params_href</text:p>
              </text:list-item>
              <text:list-item>
                <text:p text:style-name="P125">$rows_aref</text:p>
              </text:list-item>
              <text:list-item>
                <text:p text:style-name="P125">$column_names_aref</text:p>
              </text:list-item>
              <text:list-item>
                <text:p text:style-name="P72">$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11" office:value-type="string">
            <text:p text:style-name="P13">return_fetch</text:p>
          </table:table-cell>
          <table:table-cell table:style-name="Table30.B11"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058522263" text:continue-list="list171822253" text:style-name="L44">
              <text:list-item text:start-value="1">
                <text:p text:style-name="P73">Add some extra root level parameters (by modifying $extra_href)</text:p>
              </text:list-item>
              <text:list-item>
                <text:p text:style-name="P73">Alter the the returned data structure (by modifying $return_object)</text:p>
              </text:list-item>
              <text:list-item>
                <text:p text:style-name="P73">Perform a custom encoding into text (by setting $return_text_ref)</text:p>
              </text:list-item>
            </text:list>
            <text:p text:style-name="P24">Args are:</text:p>
            <text:list xml:id="list1015539411" text:continue-list="list1650581962" text:style-name="L43">
              <text:list-item>
                <text:p text:style-name="P125">$jconfig</text:p>
              </text:list-item>
              <text:list-item>
                <text:p text:style-name="P126">$hook_parameters_href</text:p>
              </text:list-item>
              <text:list-item>
                <text:p text:style-name="P126">$sql_params_href</text:p>
              </text:list-item>
              <text:list-item>
                <text:p text:style-name="P126">$return_object</text:p>
              </text:list-item>
              <text:list-item>
                <text:p text:style-name="P126">$extra_href</text:p>
              </text:list-item>
              <text:list-item>
                <text:p text:style-name="P110">$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13" office:value-type="string">
            <text:p text:style-name="P13">return_store</text:p>
          </table:table-cell>
          <table:table-cell table:style-name="Table30.B13"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412065538" text:continue-list="list1058522263" text:style-name="L44">
              <text:list-item text:start-value="1">
                <text:p text:style-name="P73">Add some extra root level parameters (by modifying $extra_href)</text:p>
              </text:list-item>
              <text:list-item>
                <text:p text:style-name="P73">Modify the returned content (by modifying $results_aref)</text:p>
              </text:list-item>
              <text:list-item>
                <text:p text:style-name="P73">Perform a custom encoding into text (by setting $return_text)</text:p>
              </text:list-item>
            </text:list>
            <text:p text:style-name="P24">Args are:</text:p>
            <text:list xml:id="list1626148336" text:continue-list="list1015539411" text:style-name="L43">
              <text:list-item>
                <text:p text:style-name="P125">$jconfig</text:p>
              </text:list-item>
              <text:list-item>
                <text:p text:style-name="P126">$hook_parameters_href</text:p>
              </text:list-item>
              <text:list-item>
                <text:p text:style-name="P126">$dsxml</text:p>
              </text:list-item>
              <text:list-item>
                <text:p text:style-name="P126">$rest_args_href</text:p>
              </text:list-item>
              <text:list-item>
                <text:p text:style-name="P126">$fields_aref</text:p>
              </text:list-item>
              <text:list-item>
                <text:p text:style-name="P126">$results_aref</text:p>
              </text:list-item>
              <text:list-item>
                <text:p text:style-name="P126">$extra_href</text:p>
              </text:list-item>
              <text:list-item>
                <text:p text:style-name="P110">$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90974958" text:continue-numbering="true" text:style-name="L43">
              <text:list-item>
                <text:p text:style-name="P125">$jconfig</text:p>
              </text:list-item>
              <text:list-item>
                <text:p text:style-name="P125">$hook_parameters_href</text:p>
              </text:list-item>
              <text:list-item>
                <text:p text:style-name="P110">$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513734663" text:style-name="L45">
        <text:list-item>
          <text:p text:style-name="P129">You may implement none, some, or all hook methods.</text:p>
        </text:list-item>
        <text:list-item>
          <text:p text:style-name="P111">All implemented hook methods must all return “1”.</text:p>
        </text:list-item>
        <text:list-item>
          <text:p text:style-name="P111">There is no way for a hook to stop processing, other than to call “die”.</text:p>
        </text:list-item>
        <text:list-item>
          <text:p text:style-name="P111">If an SQL error occurs during dataset updates, any following before_one, after_one and after_all hook calls will be skipped. <text:s/>Only the finish hook call will be invoked.</text:p>
        </text:list-item>
        <text:list-item>
          <text:p text:style-name="P11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40038709" text:style-name="L46">
        <text:list-item>
          <text:p text:style-name="P112">Dual-Core Intel @ 2.5 GHz, 4G of RAM. <text:s/>(CPU Blowfish rating 7.09).</text:p>
        </text:list-item>
        <text:list-item>
          <text:p text:style-name="P112">Kubuntu 09.10 (Karmic Koala).</text:p>
        </text:list-item>
        <text:list-item>
          <text:p text:style-name="P112">Apache 2 webserver using HTTP (not SSL).</text:p>
        </text:list-item>
        <text:list-item>
          <text:p text:style-name="P112">Apache jmeter client with five simultaneous threads.</text:p>
        </text:list-item>
        <text:list-item>
          <text:p text:style-name="P112">PostgreSQL database.</text:p>
        </text:list-item>
        <text:list-item>
          <text:p text:style-name="P11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70</text:page-number>/<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2-23T17:41:43</dc:date>
    <meta:editing-duration>P10DT15H27M21S</meta:editing-duration>
    <meta:editing-cycles>894</meta:editing-cycles>
    <meta:generator>LibreOffice/3.4$Unix LibreOffice_project/340m1$Build-402</meta:generator>
    <meta:print-date>2009-06-23T14:50:34</meta:print-date>
    <dc:creator>Jonathan Couper-Smartt</dc:creator>
    <meta:document-statistic meta:table-count="35" meta:image-count="0" meta:object-count="0" meta:page-count="70" meta:paragraph-count="2181" meta:word-count="18124" meta:character-count="122511" meta:non-whitespace-character-count="103368"/>
    <meta:user-defined meta:name="Info 1"/>
    <meta:user-defined meta:name="Info 2"/>
    <meta:user-defined meta:name="Info 3"/>
    <meta:user-defined meta:name="Info 4"/>
  </office:meta>
</office:document-meta>
</file>